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bold" officeooo:rsid="0017d64e" officeooo:paragraph-rsid="0017d64e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bold" officeooo:rsid="00186421" officeooo:paragraph-rsid="00186421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86421" officeooo:paragraph-rsid="0017d64e" style:font-size-asian="13.1000003814697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86421" officeooo:paragraph-rsid="00186421" style:font-size-asian="13.1000003814697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c5f90" officeooo:paragraph-rsid="001c5f90" style:font-size-asian="15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c5f90" officeooo:paragraph-rsid="001de89d" style:font-size-asian="15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7d64e" officeooo:paragraph-rsid="0017d64e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c5f90" officeooo:paragraph-rsid="001c5f90" style:font-size-asian="15pt" style:font-weight-asian="bold" style:font-size-complex="1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/>
      <style:text-properties fo:font-size="18pt" style:text-underline-style="none" fo:font-weight="normal" officeooo:rsid="0017d64e" officeooo:paragraph-rsid="0017d64e" style:font-size-asian="15.75pt" style:font-weight-asian="normal" style:font-size-complex="18pt" style:font-weight-complex="normal"/>
    </style:style>
    <style:style style:name="P10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8pt" style:text-underline-style="none" fo:font-weight="bold" officeooo:rsid="0017d64e" officeooo:paragraph-rsid="0017d64e" style:font-size-asian="15.75pt" style:font-weight-asian="bold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8pt" style:text-underline-style="none" fo:font-weight="bold" officeooo:rsid="001c5f90" officeooo:paragraph-rsid="001c5f90" style:font-size-asian="18pt" style:font-weight-asian="bold" style:font-size-complex="18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20pt" style:text-underline-style="solid" style:text-underline-width="auto" style:text-underline-color="font-color" fo:font-weight="bold" officeooo:rsid="0017d64e" officeooo:paragraph-rsid="0017d64e" style:font-size-asian="17.5pt" style:font-weight-asian="bold" style:font-size-complex="20pt" style:font-weight-complex="bold"/>
    </style:style>
    <style:style style:name="P13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86421" officeooo:paragraph-rsid="00186421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7d64e" officeooo:paragraph-rsid="001f69ef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de89d" officeooo:paragraph-rsid="001de89d" style:font-size-asian="15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f69ef" officeooo:paragraph-rsid="001f69ef" style:font-size-asian="15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7d64e" officeooo:paragraph-rsid="001f69ef" style:font-size-asian="13.1000003814697pt" style:font-weight-asian="bold" style:font-size-complex="15pt" style:font-weight-complex="bold"/>
    </style:style>
    <style:style style:name="P18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f69ef" officeooo:paragraph-rsid="001f69ef" style:font-size-asian="13.1000003814697pt" style:font-weight-asian="bold" style:font-size-complex="15pt" style:font-weight-complex="bold"/>
    </style:style>
    <style:style style:name="P19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8pt" style:text-underline-style="none" fo:font-weight="bold" officeooo:rsid="0017d64e" officeooo:paragraph-rsid="001f69ef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f69e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6421" style:font-weight-asian="normal" style:font-weight-complex="normal"/>
    </style:style>
    <style:style style:name="T6" style:family="text">
      <style:text-properties fo:font-weight="normal" officeooo:rsid="0019beff" style:font-weight-asian="normal" style:font-weight-complex="normal"/>
    </style:style>
    <style:style style:name="T7" style:family="text">
      <style:text-properties fo:font-weight="normal" officeooo:rsid="001b2650" style:font-weight-asian="normal" style:font-weight-complex="normal"/>
    </style:style>
    <style:style style:name="T8" style:family="text">
      <style:text-properties officeooo:rsid="001de89d"/>
    </style:style>
    <style:style style:name="T9" style:family="text">
      <style:text-properties officeooo:rsid="001f69ef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vascript<text:span text:style-name="T1"> </text:span>Internship</text:p>
      <text:p text:style-name="P9"><text:tab/><text:tab/><text:tab/><text:tab/><text:tab/><text:tab/><text:tab/><text:tab/><text:tab/><text:tab/><text:tab/><text:tab/><text:tab/></text:p>
      <text:p text:style-name="P10"><text:bookmark-start text:name="__DdeLink__117_2326954899"/>Day:1</text:p>
      <text:p text:style-name="P7">28/05/2024<text:bookmark-end text:name="__DdeLink__117_2326954899"/></text:p>
      <text:p text:style-name="P7"/>
      <text:p text:style-name="P1"><text:tab/><text:tab/><text:tab/><text:span text:style-name="T4">The internship started on 28/05/</text:span><text:span text:style-name="T5">2024.First day was introduction day.</text:span><text:span text:style-name="T6">This section includes:-</text:span></text:p>
      <text:p text:style-name="P3"/>
      <text:p text:style-name="P4">1. Principle of computer.</text:p>
      <text:p text:style-name="P4">2.Types of application,windows ,web and moblie application.</text:p>
      <text:p text:style-name="P4">3.Type of websites.</text:p>
      <text:p text:style-name="P4">4.Explain static and dynamic website.</text:p>
      <text:p text:style-name="P4">5.Introduce javascript.</text:p>
      <text:p text:style-name="P4">6.Features of javascript.</text:p>
      <text:p text:style-name="P4">7.Explain variables.</text:p>
      <text:p text:style-name="P4">8.Explain 4 ways to declare variable.</text:p>
      <text:p text:style-name="P4">9.Introduce VS code and node js.</text:p>
      <text:p text:style-name="P4">10. Type conversion in javascript.(Implicit and Explicit).</text:p>
      <text:p text:style-name="P4"/>
      <text:p text:style-name="P2"><text:span text:style-name="T4"><text:tab/><text:tab/>This will be in hands on training mode.so we completed 6 Tasks and 4 Assignments.Total 10 program</text:span><text:span text:style-name="T7">s</text:span><text:span text:style-name="T4"> completed in the introduction day.</text:span></text:p>
      <text:p text:style-name="P4"/>
      <text:p text:style-name="P4"/>
      <text:p text:style-name="P11">Day:2</text:p>
      <text:p text:style-name="P8">29/05/2024</text:p>
      <text:p text:style-name="P8"/>
      <text:p text:style-name="P5"><text:tab/><text:tab/>The hands on training will started on 9:45 AM.we covered the following sections.</text:p>
      <text:p text:style-name="P5"/>
      <text:p text:style-name="P5">1. Strict keyword and use of strict word with example.</text:p>
      <text:p text:style-name="P5">2. Expression.</text:p>
      <text:p text:style-name="P5">3. Comment explain about comment in programming languages.</text:p>
      <text:p text:style-name="P5">4. Ready data from user.This section will explain how data is access from keyboard</text:p>
      <text:p text:style-name="P5"><text:s text:c="4"/>and done three programes based on this session.</text:p>
      <text:p text:style-name="P5">5. Operators:</text:p>
      <text:p text:style-name="P5"><text:tab/><text:tab/></text:p>
      <text:p text:style-name="P5"><text:tab/><text:tab/>*<text:span text:style-name="T8">Arithmetic operators.</text:span></text:p>
      <text:p text:style-name="P5"><text:tab/><text:tab/>*<text:span text:style-name="T8">Comparision operators.</text:span></text:p>
      <text:p text:style-name="P5"><text:tab/><text:tab/>*<text:span text:style-name="T8">Logical operators.</text:span></text:p>
      <text:p text:style-name="P5"/>
      <text:p text:style-name="P6"><text:tab/><text:span text:style-name="T8">we covered the above session with different example and programs.</text:span></text:p>
      <text:p text:style-name="P15"><text:soft-page-break/>6. Conditional Statement.</text:p>
      <text:p text:style-name="P6"/>
      <text:p text:style-name="P15">We did a program to check weather the person is eligible for vote by using if else statement</text:p>
      <text:p text:style-name="P15"/>
      <text:p text:style-name="P19">Day:<text:span text:style-name="T9">3</text:span></text:p>
      <text:p text:style-name="P17"><text:span text:style-name="T9">30</text:span>/05/2024</text:p>
      <text:p text:style-name="P15"/>
      <text:p text:style-name="P15"><text:tab/><text:span text:style-name="T9">Today’s section covered the following:</text:span></text:p>
      <text:p text:style-name="P15"/>
      <text:p text:style-name="P16">1.<text:span text:style-name="T10">conditional statement</text:span></text:p>
      <text:p text:style-name="P16"/>
      <text:p text:style-name="P16"><text:tab/>it is used to control flow of a program and create branches in the program.To implement if...else statement and also discussed else if.Completed three tasks and assignments in this session</text:p>
      <text:p text:style-name="P16"/>
      <text:p text:style-name="P16">2.<text:span text:style-name="T10">Looping statement</text:span></text:p>
      <text:p text:style-name="P16"/>
      <text:p text:style-name="P16"><text:tab/>It discussed iteration of a program.</text:p>
      <text:p text:style-name="P16"><text:tab/></text:p>
      <text:p text:style-name="P16"><text:tab/>Type of loops:</text:p>
      <text:p text:style-name="P16"><text:tab/><text:tab/></text:p>
      <text:p text:style-name="P16"><text:tab/><text:tab/>while loop,do while and for loop completed two task and three assignment.</text:p>
      <text:p text:style-name="P16"/>
      <text:p text:style-name="P16"/>
      <text:p text:style-name="P19">Day:<text:span text:style-name="T9">4</text:span></text:p>
      <text:p text:style-name="P17"><text:span text:style-name="T9">31</text:span>/05/2024</text:p>
      <text:p text:style-name="P17"/>
      <text:p text:style-name="P17"><text:span text:style-name="T3"><text:tab/>Todays sessions are:</text:span></text:p>
      <text:p text:style-name="P18"><text:span text:style-name="T2">1.for in and for of</text:span></text:p>
      <text:p text:style-name="P18"><text:span text:style-name="T2">2.functions</text:span></text:p>
      <text:p text:style-name="P18"><text:span text:style-name="T2"/></text:p>
      <text:p text:style-name="P18"><text:span text:style-name="T2"><text:tab/>completed function states(function definition,function declaration and calling)</text:span></text:p>
      <text:p text:style-name="P18"><text:span text:style-name="T2">Finish three task and four Assignments in 1:30PM to 3:30PM </text:span></text:p>
      <text:p text:style-name="P14"/>
      <text:p text:style-name="P5"><text:s text:c="4"/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09.231385228</meta:creation-date>
    <dc:date>2024-05-31T15:38:16.993166717</dc:date>
    <meta:editing-duration>PT12M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268" meta:character-count="1861" meta:non-whitespace-character-count="1590"/>
  </office:meta>
</office:document-meta>
</file>